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5b4" officeooo:paragraph-rsid="0001c5b4"/>
    </style:style>
    <style:style style:name="T1" style:family="text">
      <style:text-properties fo:background-color="#83caff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99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OTON CON / SIN </text:p>
      <text:p text:style-name="Text_20_body"/>
      <text:p text:style-name="Text_20_body"/>
      <text:p text:style-name="Subtitle">FUNCION PHP</text:p>
      <text:p text:style-name="Text_20_body"/>
      <text:p text:style-name="P1"><text:s text:c="4"/>public function <text:span text:style-name="T3">menu_con_calculator</text:span>(){</text:p>
      <text:p text:style-name="P1"/>
      <text:p text:style-name="P1"><text:s text:c="8"/>$res = "&lt;a <text:s/>style=\"width: 100px; height:70px; <text:s/>text-align: center; <text:s/>color: white;\" href=\"#\" class=\"btn btn-success botonyes\" onclick=\"<text:span text:style-name="T2">botonplus</text:span>(1); <text:span text:style-name="T1">accionbotonplus</text:span>(1)\"&gt;</text:p>
      <text:p text:style-name="P1"><text:s text:c="8"/>&lt;i class=\"menu-icon fa fa-plus bigger-230\"&gt;&lt;/i&gt; <text:s text:c="3"/>&lt;br&gt; <text:s text:c="5"/></text:p>
      <text:p text:style-name="P1"><text:s text:c="8"/>&lt;span class=\"menu-text\"&gt;CON&lt;/span&gt;&lt;/a&gt;";</text:p>
      <text:p text:style-name="P1"/>
      <text:p text:style-name="P1"><text:s text:c="8"/>return $res;</text:p>
      <text:p text:style-name="P1"/>
      <text:p text:style-name="P1"><text:s text:c="4"/>}</text:p>
      <text:p text:style-name="P1"/>
      <text:p text:style-name="P1"/>
      <text:p text:style-name="P1"/>
      <text:p text:style-name="P1"><text:s text:c="4"/>public function <text:span text:style-name="T3">menu_sin_calculator</text:span>(){</text:p>
      <text:p text:style-name="P1"/>
      <text:p text:style-name="P1"><text:s text:c="8"/>$res = "&lt;a href=\"#\" style=\"width: 100px; height:70px; text-align: center; <text:s/>color: white; display:none\" class=\" btn btn-danger botonno\" onclick=\"<text:span text:style-name="T2">botonplus</text:span>(0); <text:span text:style-name="T1">accionbotonplus</text:span>(0)\" &gt;</text:p>
      <text:p text:style-name="P1"><text:s text:c="8"/>&lt;i class=\"menu-icon fa fa-minus bigger-230\"&gt;&lt;/i&gt; <text:s text:c="3"/>&lt;br&gt; <text:s text:c="6"/></text:p>
      <text:p text:style-name="P1"><text:s text:c="8"/>&lt;span class=\"menu-text\"&gt;SIN&lt;/span&gt; &lt;/a&gt;";</text:p>
      <text:p text:style-name="P1"/>
      <text:p text:style-name="P1"><text:s text:c="8"/>return $res;</text:p>
      <text:p text:style-name="P1"/>
      <text:p text:style-name="P1"><text:s text:c="4"/>}</text:p>
      <text:p text:style-name="P1"/>
      <text:p text:style-name="Subtitle">LLAMADA EN EL INDEX </text:p>
      <text:p text:style-name="P1"/>
      <text:p text:style-name="P1"><text:s text:c="4"/>$datos['menu_sin_calculator'].= $ORDERS-&gt;<text:span text:style-name="T3">menu_con_calculator</text:span>();</text:p>
      <text:p text:style-name="P1"><text:s text:c="4"/>$datos['menu_con_calculator'].= $ORDERS-&gt;<text:span text:style-name="T3">menu_sin_calculator</text:span>(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ubtitle">FUNCIONES DEL JAVASCRIPT </text:p>
      <text:p text:style-name="P1"/>
      <text:p text:style-name="P1"/>
      <text:p text:style-name="P1">function <text:span text:style-name="T2">botonplus</text:span>(x){</text:p>
      <text:p text:style-name="P1"/>
      <text:p text:style-name="P1"><text:s text:c="4"/>if(x==1){</text:p>
      <text:p text:style-name="P1"><text:s text:c="8"/>$('.botonno').css("display","block");</text:p>
      <text:p text:style-name="P1"><text:s text:c="8"/>$('.botonyes').css("display","none");</text:p>
      <text:p text:style-name="P1"><text:s text:c="8"/>$('#botonplus').val('Sin');</text:p>
      <text:p text:style-name="P1"><text:s text:c="4"/>}</text:p>
      <text:p text:style-name="P1"/>
      <text:p text:style-name="P1"/>
      <text:p text:style-name="P1"><text:s text:c="4"/>if(x==0){</text:p>
      <text:p text:style-name="P1"><text:s text:c="8"/>$('#botonplus').val("Con");</text:p>
      <text:p text:style-name="P1"><text:s text:c="8"/>$('.botonno').css("display","none");</text:p>
      <text:p text:style-name="P1"><text:s text:c="8"/>$('.botonyes').css("display","block");</text:p>
      <text:p text:style-name="P1"><text:s text:c="4"/>}</text:p>
      <text:p text:style-name="P1"/>
      <text:p text:style-name="P1"/>
      <text:p text:style-name="P1">}</text:p>
      <text:p text:style-name="P1"/>
      <text:p text:style-name="P1"/>
      <text:p text:style-name="P1"/>
      <text:p text:style-name="P1">function <text:span text:style-name="T1">accionbotonplus</text:span>(x){</text:p>
      <text:p text:style-name="P1"/>
      <text:p text:style-name="P1"><text:s text:c="4"/>if(x==0){</text:p>
      <text:p text:style-name="P1"><text:s text:c="4"/>$("#calculator").css('display','none');</text:p>
      <text:p text:style-name="P1"><text:s text:c="4"/>$( "#calculator" ).removeClass(" col-md-5 ");</text:p>
      <text:p text:style-name="P1"><text:s text:c="4"/>$( "#panel" ).removeClass(" col-md-7 ");</text:p>
      <text:p text:style-name="P1"><text:s text:c="4"/>$( "#panel" ).addClass(" col-md-12 ");</text:p>
      <text:p text:style-name="P1"/>
      <text:p text:style-name="P1"/>
      <text:p text:style-name="P1"><text:s text:c="4"/>}</text:p>
      <text:p text:style-name="P1"/>
      <text:p text:style-name="P1"/>
      <text:p text:style-name="P1"><text:s text:c="4"/>if(x==1){</text:p>
      <text:p text:style-name="P1"><text:s text:c="4"/>$("#calculator").css('display','block');</text:p>
      <text:p text:style-name="P1"><text:s text:c="4"/>$( "#calculator" ).addClass(" col-md-5 ");</text:p>
      <text:p text:style-name="P1"><text:s text:c="4"/>$( "#panel" ).addClass(" col-md-7 ");</text:p>
      <text:p text:style-name="P1"><text:s text:c="4"/>}</text:p>
      <text:p text:style-name="P1"/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14T01:45:20.653774629</meta:creation-date>
    <dc:date>2016-08-14T01:49:30.376958973</dc:date>
    <dc:creator>pitagora </dc:creator>
    <meta:editing-duration>PT4M9S</meta:editing-duration>
    <meta:editing-cycles>1</meta:editing-cycles>
    <meta:document-statistic meta:table-count="0" meta:image-count="0" meta:object-count="0" meta:page-count="2" meta:paragraph-count="43" meta:word-count="128" meta:character-count="1647" meta:non-whitespace-character-count="1340"/>
    <meta:generator>LibreOffice/4.3.3.2$Linux_X86_64 LibreOffice_project/430m0$Build-2</meta:generator>
  </office:meta>
</office:document-meta>
</file>